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urier New" svg:font-family="'Courier New'" style:font-family-generic="modern" style:font-pitch="fixed"/>
    <style:font-face style:name="Calibri2" svg:font-family="Calibri" style:font-family-generic="modern" style:font-pitch="variable"/>
    <style:font-face style:name="Courier New2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style:font-name-asian="Times New Roman" style:language-asian="pt" style:country-asian="BR" style:font-name-complex="Courier New3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orphans="2" fo:widows="2"/>
      <style:text-properties fo:font-variant="normal" fo:text-transform="none" style:text-line-through-style="none" style:text-line-through-type="none" style:font-name="Courier New" fo:letter-spacing="normal" fo:font-style="normal" style:text-underline-style="none" fo:font-weight="bold" officeooo:paragraph-rsid="001b36a3" style:text-blinking="false" style:font-style-asian="normal" style:font-weight-asian="bold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00%" fo:orphans="2" fo:widows="2" fo:text-indent="0cm" style:auto-text-indent="false"/>
      <style:text-properties fo:color="#000000" officeooo:paragraph-rsid="001bc07a"/>
    </style:style>
    <style:style style:name="P5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officeooo:paragraph-rsid="00253830" style:font-size-asian="11pt" style:font-size-complex="11pt"/>
    </style:style>
    <style:style style:name="P7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style:font-size-asian="11pt" style:font-size-complex="11pt"/>
    </style:style>
    <style:style style:name="P8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normal" officeooo:paragraph-rsid="00253830" style:font-size-asian="11pt" style:font-size-complex="11pt"/>
    </style:style>
    <style:style style:name="P9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style:font-size-asian="11pt" style:font-size-complex="11pt"/>
    </style:style>
    <style:style style:name="P10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327dd" style:font-size-asian="11pt" style:font-size-complex="11pt"/>
    </style:style>
    <style:style style:name="P11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officeooo:paragraph-rsid="00253830" style:font-size-asian="11pt" style:font-size-complex="11pt"/>
    </style:style>
    <style:style style:name="P12" style:family="paragraph" style:parent-style-name="Preformatted_20_Text">
      <style:paragraph-properties fo:line-height="100%" fo:orphans="2" fo:widows="2"/>
      <style:text-properties fo:color="#000000" style:font-name="Courier New" fo:font-size="11pt" style:font-size-asian="11pt" style:font-size-complex="11pt"/>
    </style:style>
    <style:style style:name="P13" style:family="paragraph" style:parent-style-name="Preformatted_20_Text">
      <style:paragraph-properties fo:line-height="100%" fo:orphans="2" fo:widows="2"/>
      <style:text-properties fo:color="#000000" style:font-name="Courier New" fo:font-size="11pt" officeooo:paragraph-rsid="002327dd" style:font-size-asian="11pt" style:font-size-complex="11pt"/>
    </style:style>
    <style:style style:name="P14" style:family="paragraph" style:parent-style-name="HTML_20_Preformatted">
      <style:paragraph-properties fo:margin-top="0cm" fo:margin-bottom="0cm" loext:contextual-spacing="true" fo:line-height="100%"/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P15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bc07a"/>
    </style:style>
    <style:style style:name="P16" style:family="paragraph" style:parent-style-name="Preformatted_20_Text">
      <style:paragraph-properties fo:line-height="100%" fo:orphans="2" fo:widows="2"/>
      <style:text-properties fo:font-variant="normal" fo:text-transform="none" fo:color="#000000" style:font-name="Courier New" fo:font-size="11pt" fo:letter-spacing="normal" fo:font-style="normal" fo:font-weight="bold" style:font-size-asian="11pt" style:font-size-complex="11pt"/>
    </style:style>
    <style:style style:name="P17" style:family="paragraph">
      <style:paragraph-properties style:writing-mode="lr-tb"/>
      <style:text-properties style:font-name="Chilanka" fo:font-size="24pt"/>
    </style:style>
    <style:style style:name="P18" style:family="paragraph">
      <loext:graphic-properties draw:fill="solid" draw:fill-color="#000000"/>
      <style:paragraph-properties style:writing-mode="lr-tb"/>
      <style:text-properties style:font-name="Chilanka" fo:font-size="24pt"/>
    </style:style>
    <style:style style:name="P19" style:family="paragraph">
      <loext:graphic-properties draw:fill="none"/>
      <style:paragraph-properties fo:text-align="center"/>
      <style:text-properties fo:font-size="11pt"/>
    </style:style>
    <style:style style:name="P20" style:family="paragraph">
      <loext:graphic-properties draw:fill="none"/>
    </style:style>
    <style:style style:name="P21" style:family="paragraph">
      <style:paragraph-properties fo:line-height="100%"/>
    </style:style>
    <style:style style:name="P22" style:family="paragraph">
      <style:paragraph-properties fo:margin-top="0cm" fo:margin-bottom="0.499cm" fo:line-height="100%"/>
    </style:style>
    <style:style style:name="P23" style:family="paragraph">
      <loext:graphic-properties draw:fill="none" draw:fill-color="#ffffff"/>
      <style:paragraph-properties fo:line-height="100%" style:writing-mode="lr-tb"/>
      <style:text-properties fo:color="#000000" style:font-name="Courier New" fo:font-size="11pt" style:font-size-asian="11pt" style:font-name-complex="Courier New" style:font-size-complex="11pt" style:font-weight-complex="bold"/>
    </style:style>
    <style:style style:name="P24" style:family="paragraph">
      <style:paragraph-properties fo:text-align="center"/>
    </style:style>
    <style:style style:name="P25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font-name="Courier New" fo:font-size="11pt" fo:letter-spacing="normal" fo:font-style="normal" style:text-underline-style="none" fo:font-weight="bold" officeooo:rsid="0020e1eb" style:text-blinking="false" fo:background-color="#ffffff" loext:char-shading-value="0" style:font-size-asian="11pt" style:font-style-asian="normal" style:font-weight-asian="bold" style:font-size-complex="11pt"/>
    </style:style>
    <style:style style:name="T2" style:family="text">
      <style:text-properties fo:font-variant="normal" fo:text-transform="none" fo:color="#000000" style:font-name="Courier New" fo:font-size="11pt" fo:letter-spacing="normal" fo:font-style="normal" fo:font-weight="bold" style:font-size-asian="11pt" style:font-style-asian="normal" style:font-weight-asian="bold" style:font-size-complex="11pt"/>
    </style:style>
    <style:style style:name="T3" style:family="text">
      <style:text-properties fo:font-variant="normal" fo:text-transform="none" fo:color="#000000" style:font-name="Courier New" fo:font-size="11pt" fo:letter-spacing="normal" fo:font-style="normal" fo:font-weight="bold" fo:background-color="#ffffff" loext:char-shading-value="0" style:font-size-asian="11pt" style:font-style-asian="normal" style:font-weight-asian="bold" style:font-size-complex="11pt"/>
    </style:style>
    <style:style style:name="T4" style:family="text">
      <style:text-properties fo:font-variant="normal" fo:text-transform="none" fo:letter-spacing="normal" fo:font-style="normal" fo:font-weight="bold"/>
    </style:style>
    <style:style style:name="T5" style:family="text">
      <style:text-properties fo:font-variant="normal" fo:text-transform="none" style:font-name="Courier New" fo:font-size="11pt" fo:letter-spacing="normal" fo:font-style="normal" fo:font-weight="bold" style:font-size-asian="11pt" style:font-style-asian="normal" style:font-weight-asian="bold" style:font-size-complex="11pt" style:font-weight-complex="bold"/>
    </style:style>
    <style:style style:name="T6" style:family="text">
      <style:text-properties fo:font-variant="normal" fo:text-transform="none" style:font-name="Courier New" fo:font-size="11pt" fo:letter-spacing="normal" fo:font-style="normal" fo:font-weight="bold" style:font-size-asian="11pt" style:font-size-complex="11pt"/>
    </style:style>
    <style:style style:name="T7" style:family="text">
      <style:text-properties fo:font-variant="normal" fo:text-transform="none" style:font-name="Courier New" fo:font-size="11pt" fo:letter-spacing="normal" fo:font-style="normal" fo:font-weight="bold" officeooo:rsid="002133dc" style:font-size-asian="11pt" style:font-size-complex="11pt"/>
    </style:style>
    <style:style style:name="T8" style:family="text">
      <style:text-properties fo:font-variant="normal" fo:text-transform="none" style:font-name="Courier New" fo:font-size="11pt" fo:letter-spacing="normal" fo:font-style="normal" fo:font-weight="normal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style:font-name="Courier New" fo:font-size="11pt" fo:letter-spacing="normal" fo:font-style="normal" fo:font-weight="normal" officeooo:rsid="001a4422" style:font-size-asian="11pt" style:font-style-asian="normal" style:font-weight-asian="normal" style:font-size-complex="11pt" style:font-weight-complex="bold"/>
    </style:style>
    <style:style style:name="T10" style:family="text">
      <style:text-properties fo:font-variant="normal" fo:text-transform="none" style:font-name="Courier New" fo:font-size="11pt" fo:letter-spacing="normal" fo:font-style="normal" fo:font-weight="normal" style:font-size-asian="11pt" style:font-size-complex="11pt"/>
    </style:style>
    <style:style style:name="T11" style:family="text">
      <style:text-properties fo:font-variant="normal" fo:text-transform="none" style:font-name="Courier New" fo:font-size="11pt" fo:letter-spacing="normal" fo:language="pt" fo:country="BR" fo:font-style="normal" fo:font-weight="bold" officeooo:rsid="002133dc" style:letter-kerning="false" style:font-name-asian="Liberation Mono1" style:font-size-asian="11pt" style:language-asian="en" style:country-asian="US" style:font-name-complex="Liberation Mono1" style:font-size-complex="11pt" style:language-complex="ar" style:country-complex="SA"/>
    </style:style>
    <style:style style:name="T12" style:family="text">
      <style:text-properties fo:font-variant="normal" fo:text-transform="none" style:font-name="Courier New" fo:font-size="11pt" fo:letter-spacing="normal" fo:language="pt" fo:country="BR" fo:font-style="normal" fo:font-weight="bold" officeooo:rsid="0023f3c5" style:letter-kerning="false" style:font-name-asian="Liberation Mono1" style:font-size-asian="11pt" style:language-asian="en" style:country-asian="US" style:font-name-complex="Liberation Mono1" style:font-size-complex="11pt" style:language-complex="ar" style:country-complex="SA"/>
    </style:style>
    <style:style style:name="T13" style:family="text">
      <style:text-properties fo:font-style="normal" fo:font-weight="bold"/>
    </style:style>
    <style:style style:name="T14" style:family="text">
      <style:text-properties fo:font-style="normal" fo:font-weight="bold" officeooo:rsid="002327dd"/>
    </style:style>
    <style:style style:name="T15" style:family="text">
      <style:text-properties fo:font-style="normal" fo:font-weight="normal"/>
    </style:style>
    <style:style style:name="T16" style:family="text">
      <style:text-properties fo:font-weight="bold"/>
    </style:style>
    <style:style style:name="T17" style:family="text">
      <style:text-properties fo:font-weight="bold" officeooo:rsid="0023f3c5" style:font-weight-asian="bold" style:font-weight-complex="bold"/>
    </style:style>
    <style:style style:name="T18" style:family="text">
      <style:text-properties fo:color="#000000" style:font-name="Courier New" fo:font-size="14pt" fo:font-style="italic" style:text-underline-style="solid" style:text-underline-width="auto" style:text-underline-color="font-color" fo:font-weight="bold" officeooo:rsid="0020e1eb" style:font-name-asian="Times New Roman" style:font-size-asian="14pt" style:language-asian="pt" style:country-asian="BR" style:font-style-asian="italic" style:font-weight-asian="bold" style:font-name-complex="Courier New3"/>
    </style:style>
    <style:style style:name="T19" style:family="text">
      <style:text-properties fo:color="#000000" style:font-name="Courier New" fo:font-size="14pt" fo:language="pt" fo:country="BR" fo:font-style="italic" style:text-underline-style="solid" style:text-underline-width="auto" style:text-underline-color="font-color" fo:font-weight="bold" officeooo:rsid="001bc07a" style:letter-kerning="false" style:font-name-asian="Times New Roman" style:font-size-asian="14pt" style:language-asian="pt" style:country-asian="BR" style:font-style-asian="italic" style:font-weight-asian="bold" style:font-name-complex="Courier New3" style:font-size-complex="11pt" style:language-complex="ar" style:country-complex="SA"/>
    </style:style>
    <style:style style:name="T20" style:family="text">
      <style:text-properties officeooo:rsid="0023f3c5"/>
    </style:style>
    <style:style style:name="T21" style:family="text">
      <style:text-properties style:font-name="Chilanka" fo:font-size="24pt"/>
    </style:style>
    <style:style style:name="T22" style:family="text">
      <style:text-properties fo:color="#000000" style:font-name="Courier New" fo:font-size="11pt" fo:font-weight="bold" style:font-size-asian="11pt" style:font-weight-asian="bold" style:font-name-complex="Courier New" style:font-size-complex="11pt" style:font-weight-complex="bold"/>
    </style:style>
    <style:style style:name="T23" style:family="text">
      <style:text-properties fo:color="#000000" style:font-name="Courier New" fo:font-size="11pt" style:font-size-asian="11pt" style:font-name-complex="Courier New" style:font-size-complex="11pt"/>
    </style:style>
    <style:style style:name="T24" style:family="text">
      <style:text-properties fo:color="#000000" style:font-name="Courier New" fo:font-size="11pt" style:font-size-asian="11pt" style:font-name-complex="Courier New" style:font-size-complex="11pt" style:font-weight-complex="bold"/>
    </style:style>
    <style:style style:name="gr1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711cm" fo:min-width="0.878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="none" draw:textarea-vertical-align="middle" draw:auto-grow-height="false" fo:min-height="1.769cm" fo:min-width="0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none" draw:textarea-vertical-align="middle" draw:auto-grow-height="false" fo:min-height="1.76cm" fo:min-width="0.1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79cm" fo:min-width="0.785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.026cm" svg:stroke-color="#000000" draw:stroke-linejoin="miter" draw:fill="solid" draw:fill-color="#000000" draw:textarea-vertical-align="top" draw:auto-grow-height="false" draw:auto-grow-width="false" fo:min-height="0.579cm" fo:min-width="2.099cm" fo:padding-top="0.012cm" fo:padding-bottom="0.012cm" fo:padding-left="0.012cm" fo:padding-right="0.012cm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none" draw:textarea-horizontal-align="justify" draw:textarea-vertical-align="middle" draw:auto-grow-height="false" fo:min-height="7.955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21.5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none" draw:textarea-horizontal-align="justify" draw:textarea-vertical-align="middle" draw:auto-grow-height="false" fo:min-height="9.557cm" fo:min-width="6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stroke="solid" svg:stroke-width="0.106cm" svg:stroke-color="#000000" draw:stroke-linejoin="round" draw:fill="none" draw:textarea-vertical-align="top" draw:auto-grow-height="false" fo:min-height="0.755cm" fo:min-width="0.572cm" fo:padding-top="0.125cm" fo:padding-bottom="0.125cm" fo:padding-left="0.25cm" fo:padding-right="0.25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draw:custom-shape text:anchor-type="paragraph" draw:z-index="0" draw:name="Figura1" draw:style-name="gr10" draw:text-style-name="P25" svg:width="1.514cm" svg:height="1.419cm" svg:x="17.764cm" svg:y="-0.277cm"><text:p/>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<draw:equation draw:name="f0" draw:formula="logwidth/2"/><draw:equation draw:name="f1" draw:formula="?f0 *cos(pi*(2700000)/10800000)"/><draw:equation draw:name="f2" draw:formula="logheight/2"/><draw:equation draw:name="f3" draw:formula="?f2 *sin(pi*(2700000)/10800000)"/><draw:equation draw:name="f4" draw:formula="logwidth/2"/><draw:equation draw:name="f5" draw:formula="?f4 +0-?f1 "/><draw:equation draw:name="f6" draw:formula="?f4 +?f1 -0"/><draw:equation draw:name="f7" draw:formula="logheight/2"/><draw:equation draw:name="f8" draw:formula="?f7 +0-?f3 "/><draw:equation draw:name="f9" draw:formula="?f7 +?f3 -0"/><draw:equation draw:name="f10" draw:formula="logheight"/><draw:equation draw:name="f11" draw:formula="logwidth"/><draw:equation draw:name="f12" draw:formula="(10800000)/60000.0"/><draw:equation draw:name="f13" draw:formula="(5400000)/60000.0"/><draw:equation draw:name="f14" draw:formula="(16200000)/60000.0"/><draw:equation draw:name="f15" draw:formula="(5400000)/60000.0"/><draw:equation draw:name="f16" draw:formula="(0)/60000.0"/><draw:equation draw:name="f17" draw:formula="(5400000)/60000.0"/><draw:equation draw:name="f18" draw:formula="(5400000)/60000.0"/><draw:equation draw:name="f19" draw:formula="(5400000)/60000.0"/></draw:enhanced-geometry></draw:custom-shape><draw:custom-shape text:anchor-type="char" draw:z-index="13" draw:style-name="gr1" draw:text-style-name="P18" svg:width="0.902cm" svg:height="0.735cm" svg:x="18.098cm" svg:y="0.097cm"><text:p text:style-name="P17"><text:span text:style-name="T21">84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pan text:style-name="T19">S</text:span><text:span text:style-name="T18">om do ceu</text:span></text:p>
      <text:p text:style-name="P1"/>
      <text:p text:style-name="P14"/>
      <text:p text:style-name="P2"><text:bookmark text:name="cifra_tom"/><text:span text:style-name="T2">Tom</text:span><text:span text:style-name="T3">: </text:span><text:span text:style-name="Internet_20_link"><text:span text:style-name="T1">C</text:span></text:span></text:p>
      <text:p text:style-name="P3"><text:bookmark text:name="cifra_capo"/><text:bookmark text:name="cifra_afi"/></text:p>
      <text:p text:style-name="P4"><text:span text:style-name="T5">Intro</text:span><text:span text:style-name="T8">: </text:span><text:span text:style-name="T9"><text:s/></text:span><text:span text:style-name="T7">A</text:span><text:span text:style-name="T6">m</text:span><text:span text:style-name="T10"> <text:s/></text:span><text:span text:style-name="T6">G</text:span><text:span text:style-name="T10"> <text:s/></text:span><text:span text:style-name="T11">F <text:s text:c="4"/></text:span><text:span text:style-name="T12">G</text:span></text:p>
      <text:p text:style-name="P12"><draw:line text:anchor-type="paragraph" draw:z-index="2" draw:name="Forma5" draw:style-name="gr8" draw:text-style-name="P24" svg:x1="8.093cm" svg:y1="0.235cm" svg:x2="8.093cm" svg:y2="24.323cm"><text:p/></draw:line><draw:frame text:anchor-type="paragraph" draw:z-index="3" draw:name="Forma2" draw:style-name="gr7" draw:text-style-name="P23" svg:width="9.863cm" svg:height="21.584cm" svg:x="8.789cm" svg:y="0.432cm"><draw:text-box><text:p text:style-name="P21"><text:span text:style-name="T22">Am</text:span></text:p><text:p text:style-name="P21"><text:span text:style-name="T23"><text:s text:c="2"/></text:span><text:span text:style-name="T23">Receba o som</text:span></text:p><text:p text:style-name="P21"><text:span text:style-name="T22"><text:s text:c="8"/></text:span><text:span text:style-name="T22">G</text:span></text:p><text:p text:style-name="P21"><text:span text:style-name="T23">Da Tua noiva</text:span></text:p><text:p text:style-name="P21"><text:span text:style-name="T22"><text:s text:c="6"/></text:span><text:span text:style-name="T22">F</text:span></text:p><text:p text:style-name="P21"><text:span text:style-name="T23">Que anseia o noivo ver</text:span></text:p><text:p text:style-name="P21"><text:span text:style-name="T22"><text:tab/></text:span><text:span text:style-name="T22"><text:tab/></text:span><text:span text:style-name="T22"><text:tab/></text:span><text:span text:style-name="T22"><text:tab/></text:span><text:span text:style-name="T22"> <text:s text:c="6"/></text:span><text:span text:style-name="T22">G</text:span></text:p><text:p text:style-name="P21"><text:span text:style-name="T23">Que anseia o noivo ver</text:span></text:p><text:p text:style-name="P21"><text:span text:style-name="T23"/></text:p><text:p text:style-name="P21"><text:span text:style-name="T22">F <text:s text:c="9"/>Am <text:s text:c="3"/>G</text:span></text:p><text:p text:style-name="P21"><text:span text:style-name="T23">Vem encher este lugar</text:span></text:p><text:p text:style-name="P21"><text:span text:style-name="T23"><text:s text:c="11"/></text:span><text:span text:style-name="T22">Em <text:s/>F</text:span></text:p><text:p text:style-name="P21"><text:span text:style-name="T23">Vem tomar a direção</text:span></text:p><text:p text:style-name="P21"><text:span text:style-name="T23"/></text:p><text:p text:style-name="P21"><text:span text:style-name="T22"><text:s text:c="14"/></text:span><text:span text:style-name="T22">Am <text:s text:c="4"/>G</text:span></text:p><text:p text:style-name="P21"><text:span text:style-name="T23">Vem mostrar o Teu poder</text:span></text:p><text:p text:style-name="P21"><text:span text:style-name="T22"><text:s text:c="10"/></text:span><text:span text:style-name="T22">Em <text:s text:c="2"/>F <text:s/></text:span></text:p><text:p text:style-name="P21"><text:span text:style-name="T23">Em nossos corações</text:span></text:p><text:p text:style-name="P21"><text:span text:style-name="T23"/></text:p><text:p text:style-name="P21"><text:span text:style-name="T22"><text:s text:c="14"/></text:span><text:span text:style-name="T22">Am <text:s text:c="3"/>G</text:span><text:span text:style-name="T22"><text:tab/></text:span><text:span text:style-name="T22"><text:tab/></text:span><text:span text:style-name="T22"><text:tab/></text:span><text:span text:style-name="T22"><text:tab/></text:span></text:p><text:p text:style-name="P21"><text:span text:style-name="T23">Eu já sinto o Teu fluir</text:span></text:p><text:p text:style-name="P21"><text:span text:style-name="T22"><text:s text:c="15"/></text:span><text:span text:style-name="T22">Em <text:s text:c="2"/>F <text:s/></text:span></text:p><text:p text:style-name="P21"><text:span text:style-name="T23">Posso ouvir um novo som</text:span></text:p><text:p text:style-name="P21"><text:span text:style-name="T23"/></text:p><text:p text:style-name="P21"><text:span text:style-name="T22"><text:s text:c="16"/></text:span><text:span text:style-name="T22">Am <text:s text:c="3"/>G</text:span></text:p><text:p text:style-name="P21"><text:span text:style-name="T23">É o som do céu, eu creio</text:span></text:p><text:p text:style-name="P21"><text:span text:style-name="T23"/></text:p><text:p text:style-name="P21"><text:span text:style-name="T22"><text:s text:c="16"/></text:span><text:span text:style-name="T22">Em <text:s text:c="3"/>F <text:s/></text:span></text:p><text:p text:style-name="P21"><text:span text:style-name="T23">É o som do céu, eu creio</text:span></text:p><text:p text:style-name="P21"><text:span text:style-name="T22"><text:s text:c="16"/></text:span><text:span text:style-name="T22">Am <text:s text:c="3"/>G <text:s/></text:span></text:p><text:p text:style-name="P21"><text:span text:style-name="T23">É o som do céu, eu creio</text:span></text:p><text:p text:style-name="P21"><text:span text:style-name="T23"/></text:p><text:p text:style-name="P21"><text:span text:style-name="T22">Instrumental: Am G F </text:span></text:p><text:p text:style-name="P21"><text:span text:style-name="T23"/></text:p><text:p text:style-name="P21"><text:span text:style-name="T22"><text:s text:c="3"/></text:span><text:span text:style-name="T22">Am <text:s text:c="15"/>G</text:span></text:p><text:p text:style-name="P21"><text:span text:style-name="T23">Queremos Teu fogo, buscamos Tua face</text:span></text:p><text:p text:style-name="P21"><text:span text:style-name="T22"><text:s text:c="5"/></text:span><text:span text:style-name="T22">F <text:s text:c="13"/>G</text:span></text:p><text:p text:style-name="P22"><text:span text:style-name="T23">Não deixes o fogo se apagar</text:span></text:p><text:p text:style-name="P21"><text:span text:style-name="T24"/></text:p><text:p text:style-name="P21"><text:span text:style-name="T24"/></text:p><text:p text:style-name="P21"><text:span text:style-name="T24"/></text:p><text:p text:style-name="P21"><text:span text:style-name="T22"><text:s text:c="3"/></text:span><text:span text:style-name="T22">Am <text:s text:c="15"/>G</text:span></text:p><text:p text:style-name="P21"><text:span text:style-name="T23">Queremos Teu fogo, buscamos Tua face</text:span></text:p><text:p text:style-name="P21"><text:span text:style-name="T22"><text:s text:c="5"/></text:span><text:span text:style-name="T22">F <text:s text:c="13"/>G</text:span></text:p><text:p text:style-name="P22"><text:span text:style-name="T23">Não deixes o fogo se apagar</text:span></text:p></draw:text-box></draw:frame></text:p>
      <text:p text:style-name="P5">Am</text:p>
      <text:p text:style-name="P9"><text:s text:c="2"/><text:span text:style-name="T15">Receba o som</text:span></text:p>
      <text:p text:style-name="P9"><text:s text:c="10"/><text:span text:style-name="T13">G</text:span></text:p>
      <text:p text:style-name="P7">Da Tua igreja</text:p>
      <text:p text:style-name="P9"><text:s text:c="6"/><text:span text:style-name="T13">F</text:span></text:p>
      <text:p text:style-name="P7">Que anseia Te adorar</text:p>
      <text:p text:style-name="P9"><text:s text:c="22"/><text:span text:style-name="T13">G</text:span></text:p>
      <text:p text:style-name="P7">Que anseia Te adorar</text:p>
      <text:p text:style-name="P12"><draw:custom-shape text:anchor-type="paragraph" draw:z-index="4" draw:name="Forma1" draw:style-name="gr6" draw:text-style-name="P20" svg:width="6.88cm" svg:height="7.956cm" svg:x="8.456cm" svg:y="0.261cm"><text:p/><draw:enhanced-geometry svg:viewBox="0 0 21600 21600" draw:type="rectangle" draw:enhanced-path="M 0 0 L 21600 0 21600 21600 0 21600 0 0 Z N"/></draw:custom-shape></text:p>
      <text:p text:style-name="P12"/>
      <text:p text:style-name="P5">Am</text:p>
      <text:p text:style-name="P9"><text:s text:c="2"/><text:span text:style-name="T15">Receba o som</text:span></text:p>
      <text:p text:style-name="P9"><text:s text:c="8"/><text:span text:style-name="T13">G</text:span></text:p>
      <text:p text:style-name="P7">Da Tua noiva</text:p>
      <text:p text:style-name="P9"><text:s text:c="6"/><text:span text:style-name="T13">F</text:span></text:p>
      <text:p text:style-name="P7">Que anseia o noivo ver</text:p>
      <text:p text:style-name="P13"><draw:custom-shape text:anchor-type="char" draw:z-index="5" draw:style-name="gr4" draw:text-style-name="P18" svg:width="0.809cm" svg:height="0.602cm" svg:x="15.785cm" svg:y="0.325cm"><text:p text:style-name="P17"><text:span text:style-name="T21">2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tab/><text:tab/><text:tab/><text:tab/> <text:s/><text:span text:style-name="T4">G</text:span></text:p>
      <text:p text:style-name="P7">Que anseia o noivo ver</text:p>
      <text:p text:style-name="P12"/>
      <text:p text:style-name="P12"><draw:custom-shape text:anchor-type="paragraph" draw:z-index="1" draw:name="Forma1" draw:style-name="gr9" draw:text-style-name="P20" svg:width="6.88cm" svg:height="9.558cm" svg:x="-0.178cm" svg:y="0.351cm"><text:p/><draw:enhanced-geometry svg:viewBox="0 0 21600 21600" draw:type="rectangle" draw:enhanced-path="M 0 0 L 21600 0 21600 21600 0 21600 0 0 Z N"/></draw:custom-shape></text:p>
      <text:p text:style-name="P7"><text:span text:style-name="T16">F</text:span> <text:s text:c="9"/><text:span text:style-name="T16">Am</text:span> <text:s text:c="3"/><text:span text:style-name="T16">G</text:span></text:p>
      <text:p text:style-name="P7">Vem encher este lugar</text:p>
      <text:p text:style-name="P9"><text:s text:c="11"/><text:span text:style-name="T17">E</text:span><text:span text:style-name="T13">m</text:span><text:span text:style-name="T15"> <text:s/></text:span><text:span text:style-name="T13">F</text:span></text:p>
      <text:p text:style-name="P7">Vem tomar a direção</text:p>
      <text:p text:style-name="P7"/>
      <text:p text:style-name="P9"><text:s text:c="14"/><text:span text:style-name="T13">Am</text:span><text:span text:style-name="T15"> <text:s text:c="4"/></text:span><text:span text:style-name="T13">G</text:span></text:p>
      <text:p text:style-name="P7">Vem mostrar o Teu poder</text:p>
      <text:p text:style-name="P9"><text:s text:c="10"/><text:span text:style-name="T13">Em</text:span><text:span text:style-name="T15"> <text:s text:c="2"/></text:span><text:span text:style-name="T13">F</text:span><text:span text:style-name="T15"> <text:s/></text:span></text:p>
      <text:p text:style-name="P7">Em nossos corações</text:p>
      <text:p text:style-name="P7"/>
      <text:p text:style-name="P9"><text:s text:c="14"/><text:span text:style-name="T13">Am</text:span><text:span text:style-name="T15"> <text:s text:c="3"/></text:span><text:span text:style-name="T13">G<text:tab/><text:tab/><text:tab/><text:tab/></text:span></text:p>
      <text:p text:style-name="P7">Eu já sinto o Teu fluir</text:p>
      <text:p text:style-name="P9"><text:s text:c="15"/><text:span text:style-name="T17">E</text:span><text:span text:style-name="T13">m</text:span><text:span text:style-name="T15"> <text:s text:c="2"/></text:span><text:span text:style-name="T13">F</text:span><text:span text:style-name="T15"> <text:s/></text:span></text:p>
      <text:p text:style-name="P7"><draw:custom-shape text:anchor-type="paragraph" draw:z-index="10" draw:name="Forma4" draw:style-name="gr3" draw:text-style-name="P19" svg:width="0.429cm" svg:height="1.856cm" svg:x="17.134cm" svg:y="0.38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11" draw:name="Forma4" draw:style-name="gr3" draw:text-style-name="P19" svg:width="0.429cm" svg:height="1.856cm" svg:x="17.134cm" svg:y="0.386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Posso ouvir um novo som</text:p>
      <text:p text:style-name="P7"><draw:custom-shape text:anchor-type="char" draw:z-index="6" draw:style-name="gr4" draw:text-style-name="P18" svg:width="0.809cm" svg:height="0.602cm" svg:x="17.829cm" svg:y="0.388cm"><text:p text:style-name="P17"><text:span text:style-name="T21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9"><text:s text:c="16"/><text:span text:style-name="T13">Am</text:span><text:span text:style-name="T15"> <text:s text:c="3"/></text:span><text:span text:style-name="T13">G</text:span></text:p>
      <text:p text:style-name="P7">É o som do céu, eu creio</text:p>
      <text:p text:style-name="P9"><text:s text:c="16"/><text:span text:style-name="T20">E</text:span><text:span text:style-name="T13">m</text:span><text:span text:style-name="T15"> <text:s text:c="3"/></text:span><text:span text:style-name="T13">F</text:span><text:span text:style-name="T15"> <text:s/></text:span></text:p>
      <text:p text:style-name="P7">É o som do céu, eu creio</text:p>
      <text:p text:style-name="P9"><draw:custom-shape text:anchor-type="char" draw:z-index="7" draw:style-name="gr5" draw:text-style-name="P18" svg:width="2.123cm" svg:height="0.602cm" svg:x="8.929cm" svg:y="0.206cm"><text:p text:style-name="P17"><text:span text:style-name="T21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s text:c="16"/><text:span text:style-name="T13">Am</text:span><text:span text:style-name="T15"> <text:s text:c="3"/></text:span><text:span text:style-name="T13">G</text:span><text:span text:style-name="T15"> <text:s/></text:span></text:p>
      <text:p text:style-name="P7">É o som do céu, eu creio</text:p>
      <text:p text:style-name="P12"><draw:custom-shape text:anchor-type="paragraph" draw:z-index="12" draw:name="Forma4" draw:style-name="gr2" draw:text-style-name="P19" svg:width="0.44cm" svg:height="1.865cm" svg:x="17.037cm" svg:y="0.434cm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/text:p>
      <text:p text:style-name="P10"><text:span text:style-name="T14">Instrumental: Am G F</text:span><text:span text:style-name="T15"> <text:s text:c="15"/></text:span></text:p>
      <text:p text:style-name="P12"><draw:custom-shape text:anchor-type="char" draw:z-index="9" draw:style-name="gr4" draw:text-style-name="P18" svg:width="0.809cm" svg:height="0.602cm" svg:x="17.697cm" svg:y="0.169cm"><text:p text:style-name="P17"><text:span text:style-name="T21">4X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text:p text:style-name="P6">Am</text:p>
      <text:p text:style-name="P11"><text:s text:c="2"/><text:span text:style-name="T15">Receba o som</text:span></text:p>
      <text:p text:style-name="P11"><text:s text:c="10"/><text:span text:style-name="T13">G</text:span></text:p>
      <text:p text:style-name="P8"><draw:custom-shape text:anchor-type="char" draw:z-index="8" draw:style-name="gr5" draw:text-style-name="P18" svg:width="2.123cm" svg:height="0.602cm" svg:x="8.784cm" svg:y="0.157cm"><text:p text:style-name="P17"><text:span text:style-name="T21">Refrão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Da Tua igreja</text:p>
      <text:p text:style-name="P11"><text:s text:c="6"/><text:span text:style-name="T13">F</text:span></text:p>
      <text:p text:style-name="P8">Que anseia Te adorar</text:p>
      <text:p text:style-name="P11"><text:s text:c="22"/><text:span text:style-name="T13">G</text:span></text:p>
      <text:p text:style-name="P8">Que anseia Te adorar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urier New" svg:font-family="'Courier New'" style:font-family-generic="modern" style:font-pitch="fixed"/>
    <style:font-face style:name="Calibri2" svg:font-family="Calibri" style:font-family-generic="modern" style:font-pitch="variable"/>
    <style:font-face style:name="Courier New2" svg:font-family="'Courier New'" style:font-family-generic="modern" style:font-pitch="variable"/>
    <style:font-face style:name="Tahoma2" svg:font-family="Tahoma" style:font-family-generic="modern" style:font-pitch="variable"/>
    <style:font-face style:name="Calibri" svg:font-family="Calibri" style:font-family-generic="roman" style:font-pitch="variable"/>
    <style:font-face style:name="Chilanka" svg:font-family="Chilanka" style:font-family-generic="roman" style:font-pitch="variable"/>
    <style:font-face style:name="Courier New1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ystem" style:font-pitch="variable"/>
    <style:font-face style:name="Courier New3" svg:font-family="'Courier New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0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pt" fo:country="BR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1" style:font-family-complex="Tahoma" style:font-family-generic-complex="system" style:font-pitch-complex="variable" style:font-size-complex="11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Pré-formatação_20_HTML_20_Char" style:display-name="Pré-formatação HTML Char" style:family="text" style:parent-style-name="Default_20_Paragraph_20_Font">
      <style:text-properties style:font-name="Courier New1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Courier New3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nt" style:family="text" style:parent-style-name="Default_20_Paragraph_20_Font"/>
    <style:style style:name="teads-ui-components-credits-colored" style:family="text" style:parent-style-name="Default_20_Paragraph_20_Font"/>
    <style:style style:name="ListLabel_20_1" style:display-name="ListLabel 1" style:family="text">
      <style:text-properties fo:font-variant="normal" fo:text-transform="none" fo:color="#000000" style:text-line-through-style="none" style:text-line-through-type="none" style:font-name="Chilanka" fo:font-family="Chilanka" style:font-family-generic="roman" style:font-pitch="variable" fo:font-size="11pt" fo:letter-spacing="normal" fo:font-style="normal" style:text-underline-style="none" fo:font-weight="bold" style:text-blinking="false" style:font-size-asian="11pt" style:font-style-asian="normal" style:font-weight-asian="bold" style:font-size-complex="11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0.25cm" fo:margin-left="1cm" fo:margin-right="1.247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0-08-18T15:48:00</meta:creation-date>
    <meta:initial-creator>Arthur</meta:initial-creator>
    <dc:language>pt-BR</dc:language>
    <meta:print-date>2015-02-14T18:13:00</meta:print-date>
    <dc:date>2020-10-12T18:13:19.528000000</dc:date>
    <meta:editing-cycles>61</meta:editing-cycles>
    <meta:editing-duration>P1DT7H26M7S</meta:editing-duration>
    <meta:generator>LibreOffice/6.4.5.2$Windows_X86_64 LibreOffice_project/a726b36747cf2001e06b58ad5db1aa3a9a1872d6</meta:generator>
    <meta:document-statistic meta:table-count="0" meta:image-count="0" meta:object-count="0" meta:page-count="1" meta:paragraph-count="46" meta:word-count="137" meta:character-count="783" meta:non-whitespace-character-count="41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